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border="0.0104in solid #AEAEAE" fo:padding-top="0.1666in" fo:padding-left="0.2222in" fo:padding-bottom="0.1666in" fo:padding-right="0.2222in" style:shadow="none" fo:margin-bottom="0.3333in" fo:line-height="100%" fo:background-color="#EEEEEE"/>
      <style:text-properties style:font-name="Georgia" style:font-name-asian="Times New Roman" style:font-name-complex="Tahoma" fo:color="#333333" fo:font-size="13.5pt" style:font-size-asian="13.5pt" style:font-size-complex="13.5pt"/>
    </style:style>
    <style:style style:name="P2" style:parent-style-name="Normal" style:family="paragraph">
      <style:paragraph-properties fo:border-top="none" fo:border-left="none" fo:border-bottom="0.0104in solid #89BBF6" fo:border-right="none" fo:padding-top="0in" fo:padding-left="0in" fo:padding-bottom="0.0555in" fo:padding-right="0in" style:shadow="none" fo:text-align="center" fo:margin-top="0.0694in" fo:margin-bottom="0.0694in" fo:line-height="100%" fo:background-color="#E5EEF7"/>
      <style:text-properties style:font-name="Tahoma" style:font-name-asian="Times New Roman" style:font-name-complex="Tahoma" fo:font-weight="bold" style:font-weight-asian="bold" style:font-weight-complex="bold" fo:color="#333333" fo:font-size="13.5pt" style:font-size-asian="13.5pt" style:font-size-complex="13.5pt"/>
    </style:style>
    <style:style style:name="P3" style:parent-style-name="Normal" style:family="paragraph">
      <style:paragraph-properties fo:margin-top="0.0694in" fo:margin-bottom="0.0694in" style:line-height-at-least="0.1875in" fo:background-color="#FFFFFF"/>
    </style:style>
    <style:style style:name="T4" style:parent-style-name="DefaultParagraphFont" style:family="text">
      <style:text-properties style:font-name="Tahoma" style:font-name-asian="Times New Roman" style:font-name-complex="Tahoma" fo:color="#005BC6" fo:font-size="9pt" style:font-size-asian="9pt"/>
    </style:style>
    <style:style style:name="P5" style:parent-style-name="Normal" style:family="paragraph">
      <style:paragraph-properties fo:margin-top="0.0694in" fo:margin-bottom="0.0694in" style:line-height-at-least="0.1875in" fo:background-color="#FFFFFF"/>
    </style:style>
    <style:style style:name="T6" style:parent-style-name="DefaultParagraphFont" style:family="text">
      <style:text-properties style:font-name="Tahoma" style:font-name-asian="Times New Roman" style:font-name-complex="Tahoma" fo:color="#005BC6" fo:font-size="9pt" style:font-size-asian="9pt"/>
    </style:style>
    <style:style style:name="P7" style:parent-style-name="Normal" style:family="paragraph">
      <style:paragraph-properties fo:margin-top="0.0694in" fo:margin-bottom="0.0694in" style:line-height-at-least="0.1875in" fo:background-color="#FFFFFF"/>
    </style:style>
    <style:style style:name="T8" style:parent-style-name="DefaultParagraphFont" style:family="text">
      <style:text-properties style:font-name="Tahoma" style:font-name-asian="Times New Roman" style:font-name-complex="Tahoma" fo:color="#005BC6" fo:font-size="9pt" style:font-size-asian="9pt"/>
    </style:style>
    <style:style style:name="P9" style:parent-style-name="Normal" style:family="paragraph">
      <style:paragraph-properties fo:margin-top="0.0694in" fo:margin-bottom="0.0694in" style:line-height-at-least="0.1875in" fo:background-color="#FFFFFF"/>
    </style:style>
    <style:style style:name="T10" style:parent-style-name="DefaultParagraphFont" style:family="text">
      <style:text-properties style:font-name="Tahoma" style:font-name-asian="Times New Roman" style:font-name-complex="Tahoma" fo:color="#005BC6" fo:font-size="9pt" style:font-size-asian="9pt"/>
    </style:style>
    <style:style style:name="P11" style:parent-style-name="Normal" style:family="paragraph">
      <style:paragraph-properties fo:margin-top="0.0694in" fo:margin-bottom="0.0694in" style:line-height-at-least="0.1875in" fo:background-color="#FFFFFF"/>
    </style:style>
    <style:style style:name="T12" style:parent-style-name="DefaultParagraphFont" style:family="text">
      <style:text-properties style:font-name="Tahoma" style:font-name-asian="Times New Roman" style:font-name-complex="Tahoma" fo:color="#005BC6" fo:font-size="9pt" style:font-size-asian="9pt"/>
    </style:style>
    <style:style style:name="P13" style:parent-style-name="Normal" style:family="paragraph">
      <style:paragraph-properties fo:text-align="justify" fo:margin-bottom="0in" fo:line-height="100%" fo:background-color="#FFFFFF"/>
    </style:style>
    <style:style style:name="T14" style:parent-style-name="DefaultParagraphFont" style:family="text">
      <style:text-properties style:font-name="Tahoma" style:font-name-asian="Times New Roman" style:font-name-complex="Tahoma" fo:color="#005BC6" fo:font-size="9pt" style:font-size-asian="9pt"/>
    </style:style>
    <style:style style:name="T15" style:parent-style-name="DefaultParagraphFont" style:family="text">
      <style:text-properties style:font-name="Tahoma" style:font-name-asian="Times New Roman" style:font-name-complex="Tahoma" fo:color="#005BC6" fo:font-size="9pt" style:font-size-asian="9pt"/>
    </style:style>
    <style:style style:name="T16" style:parent-style-name="DefaultParagraphFont" style:family="text">
      <style:text-properties style:font-name="Tahoma" style:font-name-asian="Times New Roman" style:font-name-complex="Tahoma" fo:color="#333333" fo:font-size="9pt" style:font-size-asian="9pt"/>
    </style:style>
    <style:style style:name="T17" style:parent-style-name="DefaultParagraphFont" style:family="text">
      <style:text-properties style:font-name="Tahoma" style:font-name-asian="Times New Roman" style:font-name-complex="Tahoma" fo:color="#005BC6" fo:font-size="9pt" style:font-size-asian="9pt"/>
    </style:style>
    <style:style style:name="T18" style:parent-style-name="DefaultParagraphFont" style:family="text">
      <style:text-properties style:font-name="Tahoma" style:font-name-asian="Times New Roman" style:font-name-complex="Tahoma" fo:color="#333333" fo:font-size="9pt" style:font-size-asian="9pt"/>
    </style:style>
    <style:style style:name="T19" style:parent-style-name="DefaultParagraphFont" style:family="text">
      <style:text-properties style:font-name="Tahoma" style:font-name-asian="Times New Roman" style:font-name-complex="Tahoma" fo:color="#005BC6" fo:font-size="9pt" style:font-size-asian="9pt"/>
    </style:style>
    <style:style style:name="T20" style:parent-style-name="DefaultParagraphFont" style:family="text">
      <style:text-properties style:font-name="Tahoma" style:font-name-asian="Times New Roman" style:font-name-complex="Tahoma" fo:color="#333333" fo:font-size="9pt" style:font-size-asian="9pt"/>
    </style:style>
    <style:style style:name="T21" style:parent-style-name="DefaultParagraphFont" style:family="text">
      <style:text-properties style:font-name="Tahoma" style:font-name-asian="Times New Roman" style:font-name-complex="Tahoma" fo:color="#005BC6" fo:font-size="9pt" style:font-size-asian="9pt"/>
    </style:style>
    <style:style style:name="T22" style:parent-style-name="DefaultParagraphFont" style:family="text">
      <style:text-properties style:font-name="Tahoma" style:font-name-asian="Times New Roman" style:font-name-complex="Tahoma" fo:color="#333333" fo:font-size="9pt" style:font-size-asian="9pt"/>
    </style:style>
    <style:style style:name="T23" style:parent-style-name="DefaultParagraphFont" style:family="text">
      <style:text-properties style:font-name="Tahoma" style:font-name-asian="Times New Roman" style:font-name-complex="Tahoma" fo:color="#005BC6" fo:font-size="9pt" style:font-size-asian="9pt"/>
    </style:style>
    <style:style style:name="T24" style:parent-style-name="DefaultParagraphFont" style:family="text">
      <style:text-properties style:font-name="Tahoma" style:font-name-asian="Times New Roman" style:font-name-complex="Tahoma" fo:color="#333333" fo:font-size="9pt" style:font-size-asian="9pt" style:font-size-complex="9pt"/>
    </style:style>
    <style:style style:name="P25"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26" style:parent-style-name="Normal" style:family="paragraph">
      <style:paragraph-properties fo:text-align="justify" fo:margin-top="0.0694in" fo:margin-bottom="0.0694in" fo:line-height="100%" fo:background-color="#FFFFFF"/>
    </style:style>
    <style:style style:name="T27" style:parent-style-name="DefaultParagraphFont" style:family="text">
      <style:text-properties style:font-name="Tahoma" style:font-name-asian="Times New Roman" style:font-name-complex="Tahoma" fo:color="#005BC6" fo:font-size="9pt" style:font-size-asian="9pt"/>
    </style:style>
    <style:style style:name="P28"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29"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30"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31"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32"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33"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34"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35" style:parent-style-name="Normal" style:family="paragraph">
      <style:paragraph-properties fo:text-align="justify" fo:margin-top="0.0694in" fo:margin-bottom="0.0694in" fo:line-height="100%" fo:background-color="#FFFFFF"/>
    </style:style>
    <style:style style:name="T36" style:parent-style-name="DefaultParagraphFont" style:family="text">
      <style:text-properties style:font-name="Tahoma" style:font-name-asian="Times New Roman" style:font-name-complex="Tahoma" fo:color="#333333" fo:font-size="9pt" style:font-size-asian="9pt"/>
    </style:style>
    <style:style style:name="P37" style:parent-style-name="Normal" style:family="paragraph">
      <style:paragraph-properties fo:text-align="justify" fo:margin-top="0.0694in" fo:margin-bottom="0.0694in" fo:line-height="100%" fo:background-color="#FFFFFF"/>
    </style:style>
    <style:style style:name="T38" style:parent-style-name="DefaultParagraphFont" style:family="text">
      <style:text-properties style:font-name="Tahoma" style:font-name-asian="Times New Roman" style:font-name-complex="Tahoma" fo:color="#333333" fo:font-size="9pt" style:font-size-asian="9pt"/>
    </style:style>
    <style:style style:name="P39" style:parent-style-name="Normal" style:family="paragraph">
      <style:paragraph-properties fo:text-align="justify" fo:margin-top="0.0694in" fo:margin-bottom="0.0694in" fo:line-height="100%" fo:background-color="#FFFFFF"/>
    </style:style>
    <style:style style:name="T40" style:parent-style-name="DefaultParagraphFont" style:family="text">
      <style:text-properties style:font-name="Tahoma" style:font-name-asian="Times New Roman" style:font-name-complex="Tahoma" fo:color="#333333" fo:font-size="9pt" style:font-size-asian="9pt"/>
    </style:style>
    <style:style style:name="P41" style:parent-style-name="Normal" style:family="paragraph">
      <style:paragraph-properties fo:text-align="justify" fo:margin-bottom="0in" fo:line-height="100%" fo:background-color="#FFFFFF"/>
    </style:style>
    <style:style style:name="T42" style:parent-style-name="DefaultParagraphFont" style:family="text">
      <style:text-properties style:font-name="Tahoma" style:font-name-asian="Times New Roman" style:font-name-complex="Tahoma" fo:color="#005BC6" fo:font-size="9pt" style:font-size-asian="9pt"/>
    </style:style>
    <style:style style:name="P43"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44"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45"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46"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47" style:parent-style-name="Normal" style:family="paragraph">
      <style:paragraph-properties fo:text-align="justify" fo:margin-bottom="0in" fo:line-height="100%" fo:background-color="#FFFFFF"/>
    </style:style>
    <style:style style:name="T48" style:parent-style-name="DefaultParagraphFont" style:family="text">
      <style:text-properties style:font-name="Tahoma" style:font-name-asian="Times New Roman" style:font-name-complex="Tahoma" fo:color="#005BC6" fo:font-size="9pt" style:font-size-asian="9pt"/>
    </style:style>
    <style:style style:name="P49"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50"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51"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52"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53"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54"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55"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56"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57"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58" style:parent-style-name="Normal" style:family="paragraph">
      <style:paragraph-properties fo:text-align="justify" fo:margin-bottom="0in" fo:line-height="100%" fo:background-color="#FFFFFF"/>
    </style:style>
    <style:style style:name="T59" style:parent-style-name="DefaultParagraphFont" style:family="text">
      <style:text-properties style:font-name="Tahoma" style:font-name-asian="Times New Roman" style:font-name-complex="Tahoma" fo:color="#005BC6" fo:font-size="9pt" style:font-size-asian="9pt"/>
    </style:style>
    <style:style style:name="P60"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61"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62"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63"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64"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65"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66"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67"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68"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6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7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7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7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7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7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7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7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7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7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7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8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8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8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8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8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8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8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8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8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8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9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9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9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9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9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9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9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9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9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9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0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0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0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0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0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0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0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0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0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0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1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1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1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1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1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1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1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1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1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1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2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2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2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2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2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2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2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2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2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2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3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3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32"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33"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34"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35"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36"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37"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38"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39"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40"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41" style:parent-style-name="Normal" style:family="paragraph">
      <style:paragraph-properties fo:text-align="justify"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fo:font-size="12pt" style:font-size-asian="12pt" style:font-size-complex="12pt"/>
    </style:style>
    <style:style style:name="P142" style:parent-style-name="Normal" style:family="paragraph">
      <style:paragraph-properties fo:text-align="justify" fo:margin-bottom="0in" fo:line-height="100%" fo:background-color="#FFFFFF"/>
    </style:style>
    <style:style style:name="T143" style:parent-style-name="DefaultParagraphFont" style:family="text">
      <style:text-properties style:font-name="Tahoma" style:font-name-asian="Times New Roman" style:font-name-complex="Tahoma" fo:color="#005BC6" fo:font-size="9pt" style:font-size-asian="9pt"/>
    </style:style>
    <style:style style:name="P144"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45"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46"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47"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48"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49"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50"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51"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52"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53"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54"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55"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56"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57"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58"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59"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60"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61"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62" style:parent-style-name="Normal" style:family="paragraph">
      <style:paragraph-properties fo:text-align="justify" fo:margin-top="0.0694in" fo:margin-bottom="0.0694in" fo:line-height="100%" fo:background-color="#FFFFFF"/>
      <style:text-properties style:font-name="Tahoma" style:font-name-asian="Times New Roman" style:font-name-complex="Tahoma" fo:color="#333333" fo:font-size="9pt" style:font-size-asian="9pt" style:font-size-complex="9pt"/>
    </style:style>
    <style:style style:name="P163" style:parent-style-name="Normal" style:family="paragraph">
      <style:paragraph-properties fo:text-align="justify" fo:margin-bottom="0in" fo:line-height="100%" fo:background-color="#FFFFFF"/>
    </style:style>
    <style:style style:name="T164" style:parent-style-name="DefaultParagraphFont" style:family="text">
      <style:text-properties style:font-name="Tahoma" style:font-name-asian="Times New Roman" style:font-name-complex="Tahoma" fo:color="#333333" fo:font-size="9pt" style:font-size-asian="9pt" style:font-size-complex="9pt"/>
    </style:style>
    <style:style style:family="graphic" style:name="a0">
      <style:graphic-properties style:wrap="parallel" style:wrap-contour="false" style:writing-mode="lr-tb" draw:fill="solid" draw:fill-color="#aca899" draw:opacity="100%" draw:stroke="none" style:horizontal-rel="paragraph" style:vertical-rel="paragraph" style:horizontal-pos="from-left" style:vertical-pos="from-top"/>
      <style:paragraph-properties/>
    </style:style>
  </office:automatic-styles>
  <office:body>
    <office:text text:use-soft-page-breaks="true">
      <text:h text:style-name="P1" text:outline-level="2">IDENTIFICATION OF GIFTED CHILDREN: A COMPARISON OF THE SCORES ON STANFORD-BINET 4TH EDITION AND FORM LM<text:s/></text:h>
      <text:h text:style-name="P2" text:outline-level="3">Contents</text:h>
      <text:list text:style-name="LFO1" text:continue-numbering="true">
        <text:list-item>
          <text:p text:style-name="P3"><text:a office:title="Identification of Gifted Children " xlink:href="http://ehis.ebscohost.com/ehost/detail?sid=b914a761-8b59-455b-ae69-190e86b95364%40sessionmgr12&amp;vid=1&amp;hid=6&amp;bdata=JnNpdGU9ZWhvc3QtbGl2ZQ%3d%3d#AN9608140407-2" office:target-frame-name="_top" xlink:show="replace"><text:span text:style-name="T4">Identification of Gifted Children<text:s/></text:span></text:a></text:p>
        </text:list-item>
        <text:list-item>
          <text:p text:style-name="P5"><text:a office:title="Method " xlink:href="http://ehis.ebscohost.com/ehost/detail?sid=b914a761-8b59-455b-ae69-190e86b95364%40sessionmgr12&amp;vid=1&amp;hid=6&amp;bdata=JnNpdGU9ZWhvc3QtbGl2ZQ%3d%3d#AN9608140407-3" office:target-frame-name="_top" xlink:show="replace"><text:span text:style-name="T6">Method<text:s/></text:span></text:a></text:p>
        </text:list-item>
        <text:list-item>
          <text:p text:style-name="P7"><text:a office:title="Results " xlink:href="http://ehis.ebscohost.com/ehost/detail?sid=b914a761-8b59-455b-ae69-190e86b95364%40sessionmgr12&amp;vid=1&amp;hid=6&amp;bdata=JnNpdGU9ZWhvc3QtbGl2ZQ%3d%3d#AN9608140407-4" office:target-frame-name="_top" xlink:show="replace"><text:span text:style-name="T8">Results<text:s/></text:span></text:a></text:p>
        </text:list-item>
        <text:list-item>
          <text:p text:style-name="P9"><text:a office:title="Discussion " xlink:href="http://ehis.ebscohost.com/ehost/detail?sid=b914a761-8b59-455b-ae69-190e86b95364%40sessionmgr12&amp;vid=1&amp;hid=6&amp;bdata=JnNpdGU9ZWhvc3QtbGl2ZQ%3d%3d#AN9608140407-5" office:target-frame-name="_top" xlink:show="replace"><text:span text:style-name="T10">Discussion<text:s/></text:span></text:a></text:p>
        </text:list-item>
        <text:list-item>
          <text:p text:style-name="P11"><text:a office:title="REFERENCES " xlink:href="http://ehis.ebscohost.com/ehost/detail?sid=b914a761-8b59-455b-ae69-190e86b95364%40sessionmgr12&amp;vid=1&amp;hid=6&amp;bdata=JnNpdGU9ZWhvc3QtbGl2ZQ%3d%3d#AN9608140407-7" office:target-frame-name="_top" xlink:show="replace"><text:span text:style-name="T12">REFERENCES<text:s/></text:span></text:a></text:p>
        </text:list-item>
      </text:list>
      <text:p text:style-name="P13"><text:a xlink:href="http://app.rs.ebscohost.com/cgi-bin/rsent?customerid=5845&amp;lang=en_us&amp;readid=rs_full_text_container_title&amp;url=http%3A%2F%2Fehis.ebscohost.com%2Fehost%2Fdetail%3Fsid%3Db914a761-8b59-455b-ae69-190e86b95364%2540sessionmgr12%26vid%3D1%26hid%3D6%26bdata%3DJnNpdGU9ZWhvc3QtbGl2ZQ%253d%253d&amp;speedValue=medium&amp;download=true&amp;audiofilename=IdentificationofgiftedchildrenA-KlueverRaymondC-19900901" office:target-frame-name="_top" xlink:show="replace"><text:span text:style-name="T14">Listen</text:span></text:a><text:a office:title="Pause" xlink:href="javascript:void(0);" office:target-frame-name="_top" xlink:show="replace"><text:span text:style-name="T15">Pause</text:span></text:a><text:span text:style-name="T16"><text:s/></text:span><text:a office:title="Stop" xlink:href="javascript:void(0);" office:target-frame-name="_top" xlink:show="replace"><text:span text:style-name="T17">Stop</text:span></text:a><text:span text:style-name="T18"><text:s/>Select:<text:s/></text:span><text:a office:title="Settings" xlink:href="javascript:void(0);" office:target-frame-name="_top" xlink:show="replace"><text:span text:style-name="T19">Settings</text:span></text:a><text:span text:style-name="T20"><text:s/></text:span><text:a office:title="Download mp3" xlink:href="javascript:void(0);" office:target-frame-name="_top" xlink:show="replace"><text:span text:style-name="T21">Download mp3?</text:span></text:a><text:span text:style-name="T22"><text:s/></text:span><text:a office:title="Close Player" xlink:href="javascript:void(0);" office:target-frame-name="_top" xlink:show="replace"><text:span text:style-name="T23">Close</text:span></text:a><text:span text:style-name="T24"><text:s/></text:span></text:p>
      <text:p text:style-name="P25">This study compared the performance of 51 gifted children on the Stanford-Binet LM and the Stanford-Binet 4th Edition. When composite scores were compared, the mean difference between scores on the two tests was significant. The LM IQ was higher than the SB4. Correlations between the LM total and 4th Edition area scores were significant. These results suggest that the SB4 can be used as a part of a system for identifying gifted children but the composite score cut-off value may have to be adjusted. Further study of the visual abstract reasoning tests is recommended since this sample of gifted children seemed to function quite differently on them than on the verbal and quantitative reasoning tests.<text:s/></text:p>
      <text:p text:style-name="P26"><text:a office:title="Identification of Gifted Children " xlink:href="http://ehis.ebscohost.com/ehost/detail?sid=b914a761-8b59-455b-ae69-190e86b95364%40sessionmgr12&amp;vid=1&amp;hid=6&amp;bdata=JnNpdGU9ZWhvc3QtbGl2ZQ%3d%3d#toc" office:target-frame-name="_top" xlink:show="replace"><text:span text:style-name="T27">Identification of Gifted Children<text:s/></text:span></text:a></text:p>
      <text:p text:style-name="P28">In many educational programs, the IQ score serves as a basis for identifying gifted children, generally in conjunction with other scores or assess meets. Several variables are used to identify gifted children but among all of them, the IQ is probably the major factor used to establish program eligibility. A cut-off score on a standardized IQ test may be used to initially screen students for further consideration. The Stanford-Binet Intelligence Scale has been used as one of the dominant screening measures for young children. With the advent of the Stanford-Binet 4th Edition (SB4: Thorndike, Hagen, &amp; Sattler, 1986), it is likely that the Stanford-Binet LM (LM: Terman &amp; Merrill, 1973) will be phased out. Little research is available regarding the equivalence of the two tests. In fact the theoretical bases of the tests differ and existing data suggest total scores on the two tests to differ for some samples of gifted children. Substantial differences in scores across the two tests would necessitate a re-analysis of criteria for identifying gifted children. In this study, the relationship and differences between the LM and SB4 total and area scores and also relationships with an achievement measure were investigated.<text:s/></text:p>
      <text:p text:style-name="P29">Tests designed for use with a general population may not provide measures that are as accurate at the extremes of the distribution--either for high or low 2scoring individuals. This problem is one possible explanation for score differences between tests: the score obtained from each test is less accurate for an extreme group than for an average group and the difference scores when measures are compared are even less reliable. Disparity in scores across different IQ tests have been found by several researchers working with mentally retarded persons (Cochran &amp; Pedrini, 1969; Kroske, Fretwell, &amp; Cupp, 1965; Spitz, 1983). Spitz (1986) found that scores between the WAIS-R and the WISC-R differed by .76 of the tests' standard deviation of 15 points, with the WAIS giving higher scores than the WISC and the WISC higher scores than the WISC-R. However, Lukens (1988) found no differences between LM and SB4 scores for a group of 31 retarded adolescents.<text:s/></text:p>
      <text:p text:style-name="P30">When gifted and non-exceptional children are considered, there are also some data suggesting score instability across measures. Thorndike, Hagen, and Sattler (1986) compared 82 gifted children's LM and SB4 scores and found the LM scores to be an average of 13.5 points higher. The average difference for a sample of 19 gifted children between the SB4 and the WISC-R was, in contrast, only 1.4 points (p&gt;.05). For four samples of non-exceptional children, differences between the SB4 and other measures (LM, WPPSI, WISC-R, and WAIS-R) ranged from 2.3 to 5.0 points, scores on the<text:s/><text:soft-page-break/>SB4 being lower in each case. Hartwig, Sapp, and Clayton (1987) found no significant difference between LM and SB4 Composite scores for a sample of 30 non-exceptional children. Rothlisberg (1987), however, found WISC-R full scale scores to be significantly higher (7 point difference) than SB4 composite scores for a nonexceptional sample of 32 elementary school children. Kitano and DeLeon (1988) compared the proportion of preschool children identified as gifted using the LM in 1985 and 1986 with the proportion identified as gifted using the SB4 in 1987 and found that a significantly lower proportion met the criterion of IQ&gt;124 with the SB4. They also reported use of the SB4 partial composite derived from the SB4 verbal reasoning and short term memory subareas. Using the partial composite, no significant differences between observed and expected proportions of pre-schoolers identified as gifted were found. The same children were not tested with both instruments and so differences may be due to differential selection. However, the authors argue that there was no evidence of a decline in cognitive ability in the children referred for assessment from this community across the years of their study. Livesay (1986) compared LM and SB4 scores for a group of 120 six year old gifted children and found a significant (8 point) difference, with LM scores higher than SB4 scores.<text:s/></text:p>
      <text:p text:style-name="P31">These results suggest that SB4 scores may be lower than LM scores and, in particular, that the abstract/visual reasoning and quantitative reasoning area scores are decreasing the SB4 composite score for samples of gifted children. If SB4 scores are, indeed, lower, and are used without adjustment of the criterion for consideration as gifted, the result would be a lower proportion of children identified as gifted. Also, if the two tests are assessing different constructs, the nature of the groups identified as gifted would change. For example, if children are identified as gifted using the LM, they are likely to be highly verbal and perhaps gifted in typical academic pursuits. If children are identified as gifted using the SB4, in contrast, they may be highly verbal but may also be adept at using spatial reasoning or quantitative reasoning and may form a group benefiting from different instructional methods.<text:s/></text:p>
      <text:p text:style-name="P32">The SB4 and the LM differ in content and emphasis. The LM emphasizes verbal reasoning skills. The SB4 provides four subarea scores (SAS) based on a hierarchical structural model of ability as well as a composite and does not emphasize verbal reasoning as heavily. The subarea scores are based on the examiner's selection of tests to administer from the 15 subtests, each of which yields a scale score. The administration manual provides suggestions on subtests to use with gifted children. The four areas are verbal reasoning, abstract/visual reasoning, quantitative reasoning and short term memory. Correlations reported in the technical manual between LM total score and SB4 area scores for the norming sample of 82 gifted children ranged from .09 to .40. The correlations between LM total and SB4 composite was only .27. The correlation between LM total and SB4 composite for a non-exceptional sample of 139 children was .81.<text:s/></text:p>
      <text:p text:style-name="P33">Hartwig et al. (1987) reported a correlation of .72 between LM total and SB4 composite for a sample of 30 non-exceptional children. These disparate correlations suggest that the tests may be measuring different constructs, then, at least for gifted children.<text:s/></text:p>
      <text:p text:style-name="P34">The primary purpose of this study was to determine whether significantly different scores would be obtained from the two Stanford-Binet tests for a sample of gifted children. The relationships between LM and SB4 area scores and relationship with an achievement measure were also investigated. The achievement section of the Kaufman ABC battery was used in this study. The typical academic areas are tested such as reading, math, language understanding, etc. The choice of subtests differed from child to child. For instance, some of the youngest children had not acquired even minimal reading skills yet and could not be tested in this area. The following research questions were posed:<text:s/></text:p>
      <text:list text:style-name="LFO2" text:continue-numbering="true">
        <text:list-item>
          <text:p text:style-name="P35"><text:span text:style-name="T36">Are the LM IQ's, the SB4 composite scores, and the K-ABC Achievement Scores significantly different?<text:s/></text:span></text:p>
        </text:list-item>
        <text:list-item>
          <text:p text:style-name="P37"><text:span text:style-name="T38">Are the SB4 area scores significantly different from each other?<text:s/></text:span></text:p>
        </text:list-item>
        <text:list-item>
          <text:p text:style-name="P39"><text:span text:style-name="T40">What are the relationships among the LM IQ, the SB4 Composite score, and the KABC Achievement scores?<text:s/></text:span></text:p>
        </text:list-item>
      </text:list>
      <text:p text:style-name="P41"><text:a office:title="Method " xlink:href="http://ehis.ebscohost.com/ehost/detail?sid=b914a761-8b59-455b-ae69-190e86b95364%40sessionmgr12&amp;vid=1&amp;hid=6&amp;bdata=JnNpdGU9ZWhvc3QtbGl2ZQ%3d%3d#toc" office:target-frame-name="_top" xlink:show="replace"><text:span text:style-name="T42">Method<text:s/></text:span></text:a></text:p>
      <text:p text:style-name="P43">The sample consisted of 51 young Caucasian children from middle and upper middle class families in a western urban area, 33 boys and 18 girls. Their developmental histories, derived from parent's reports, indicated precocious early development of cognitive linguistic abilities. Parents reported that their children spoke earlier than one would anticipate and that many of them began reading at around 4 years of age. There were no known medical or handicapping conditions that would significantly impact the child's early development. All of the children were from intact two parent families. The occupations section of the Socioeconomic Status Scale of the SOMPA Parent Interview Manual was used as an indication of the socio-economic status of this sample (Mercer &amp; Lewis, 1977). On a scale of 0 to 9 with 9<text:s/><text:soft-page-break/>representing a highly responsible position with a high level of education and a 0 representing the opposite condition, the fathers' occupations were scaled with a mean score of 7.2 and the mothers' occupations at 5.7.<text:s/></text:p>
      <text:p text:style-name="P44">The data were gathered from a University Child Assessment Center where a large number of bright young children are seen regularly to provide educational program recommendations for their parents and to determine eligibility for these children for enrollment in special programs for gifted children. Parents referred their children to the clinic for evaluation because of their interest in their child's cognitive developmental status or at the recommendation of their child's pediatrician or preschool teacher.<text:s/></text:p>
      <text:p text:style-name="P45">Advanced graduate students, supervised by University faculty members, completed the evaluations in 4 to 5 testing sessions. A summary, recommendations, and a written report of findings was given to parents upon completion of the evaluation. The data presented in this study are based on all children from the University Center who had taken both the LM and SB4. Of these children, 27 also took the K-ABC Achievement Test which was a part of the full battery of testing which was scheduled. The other children had only limited testing by special arrangement or request of their parent and/or school. The average age at which the LM was taken was 75 months (SD = 32, Range: 36-131) and 81 months (SD = 32, Range: 44-144) for the SB4.<text:s/></text:p>
      <text:p text:style-name="P46">Both the LM and the SB4 data indicate that this was a sample of very bright young children(Table 1). Their mean LM IQ of 144 is more than two standard deviations above the mean. The distribution of IQ's was negatively skewed. Forty two of the 51 children had LM IQ's of 132 or higher. The mean SB4 composite score of this sample was 134 which is 2 standard deviations above the mean.<text:s/></text:p>
      <text:p text:style-name="P47"><text:a office:title="Results " xlink:href="http://ehis.ebscohost.com/ehost/detail?sid=b914a761-8b59-455b-ae69-190e86b95364%40sessionmgr12&amp;vid=1&amp;hid=6&amp;bdata=JnNpdGU9ZWhvc3QtbGl2ZQ%3d%3d#toc" office:target-frame-name="_top" xlink:show="replace"><text:span text:style-name="T48">Results<text:s/></text:span></text:a></text:p>
      <text:p text:style-name="P49">LM IQ scores and SB4 composite scores were significantly different (Table 2) but were also significantly positively correlated (r = .57, p&lt;.01).<text:s/></text:p>
      <text:p text:style-name="P50">There were significant differences in mean SAS scores among the subtests of the SB4 for this sample of children. The mean Abstract/Visual Reasoning score was 121 and was significantly lower than the mean Verbal Reasoning and Quantitative Reasoning scores of 135 (t=5.51, p&lt;.001) and 132 (t=-5.50, p&lt;.001).<text:s/></text:p>
      <text:p text:style-name="P51">A scatterplot of LM IQ's with the SB4 composite scores identified very few outliers. In all but one case those that were found represented children with substantially lower SB4 than LM scores. For instance, one child had an LM IQ of 160 and an SB4 composite score of 110. Another had an LM IQ of 144 and an SB4 score of 112 and a third child had an LM IQ of 160 and a SB4 score of 121. There were only 9 children with higher SB4 composite scores than LM IQ's. One child's pattern was exactly opposite of that described above. He had a SB4 score of 146 and LM score of 119. His verbal reasoning score was at the 93rd percentile but the other area scores were at or above the 99th percentile. His Kaufman Arithmetic standard score was 130 but the other achievement scores ranged from 101 to 114.<text:s/></text:p>
      <text:p text:style-name="P52">An examination of K-ABC Achievement subtest and total scores indicated that they are more similar to SB4 scores than to the Binet LM IQ scores. This result differs in part from that reported by Hayden, Furlong, and Linnemeyer (1988) who found the 32 gifted children they tested scored significantly higher on the SB4 than on the K-ABC. The sample used in both the present study and the Hayden et al. study had approximately equal SB4 composite scores but the Hayden et al. sample was on the average two years older than the sample used in the present study.<text:s/></text:p>
      <text:p text:style-name="P53">The relationship of the SB4 area scores and the composite score to the LM IQ was examined. The raw correlations ranged from.25 to .63. The findings of major interest were the significant relationship of the LM IQ with the SB4 composite score and the significant relationship of the Verbal Reasoning SAS and Quantitative Reasoning SAS with the LM IQ. Livesay (1986) found correlations of .64 (LM -SB4 composite), .56 (LM Verbal Reasoning), and .30 (LM Quantitative Reasoning). The LM scale has often been regarded as a measure with a high verbal component. These findings would seem to support this idea. The lower correlation of the Abstract/Visual Reasoning SAS with the Binet-LM scores seems to be a further indication of its distinctiveness when compared to the other three area scores.<text:s/></text:p>
      <text:p text:style-name="P54">Certain characteristics of this sample of young gifted children may have been a factor in the outcome of this study.<text:s/></text:p>
      <text:soft-page-break/>
      <text:p text:style-name="P55">The possibility of greater variability of scores of subjects at the extremes of a scale has often been cited as a concern. The lowest age for which norms are available for both Binet scales is 2 years. Many of the young subjects in this study were 3 and 4 years of age which approaches the lower extreme of the Binet scales and raises some questions of whether the response patterns of these very young children differ from the patterns of older gifted children. The scores of the younger children`(60 months and younger at the time of LM testing) were compared to the scores of the older children in this sample of 51 children. First, comparisons were made of the global scores: Binet LM IQ, Binet 4th Composite Score, and K-ABC Achievement scores. No significant differences in scores for the younger and older gifted children were found (see Table 4). Furthermore, the variance of scores for the younger and older groups was very similar.<text:s/></text:p>
      <text:p text:style-name="P56">Although there were no significant differences found for the global measures of cognition and achievement, some differences were identified between the two age groups on specific subtests. The older children had significantly higher K-ABC arithmetic problem solving scores (t= -2.40, p&lt;.05) and SB4 Abstract Visual Reasoning scores (t=-43.8, p&lt;.05). Exposure to formal instruction and new academic experiences may have contributed to the higher scores of the older students on these measures.<text:s/></text:p>
      <text:p text:style-name="P57">A major finding of this study was that the LM IQ's and SB4 Composite scores were quite different. Were these differences age related? The correlation between the chronological age at the time of SB4 testing and difference scores (LM IQ - SB4 Composite) was -.26 (p &lt;.05). This low negative correlation suggests that there is a slight tendency for the differences between the LM IQ and SB4 Composite Score to decrease as children become older.<text:s/></text:p>
      <text:p text:style-name="P58"><text:a office:title="Discussion " xlink:href="http://ehis.ebscohost.com/ehost/detail?sid=b914a761-8b59-455b-ae69-190e86b95364%40sessionmgr12&amp;vid=1&amp;hid=6&amp;bdata=JnNpdGU9ZWhvc3QtbGl2ZQ%3d%3d#toc" office:target-frame-name="_top" xlink:show="replace"><text:span text:style-name="T59">Discussion<text:s/></text:span></text:a></text:p>
      <text:p text:style-name="P60">The significant LM and SB4 composite score differences in bright young children may have an impact on decisions concerning educational programming and placement. Analyses from this study indicated that the two test scores are related but the mean scores are significantly different. A possible effect of this finding is that children who are eligible for placement in classes for gifted children on the basis of the LM IQ (IQ 132 is a commonly used figure), may not be eligible on the basis of the SB4 composite score. Ten of the 51 children in this sample would have been affected by this difference in scores. Although program eligibility guidelines typically state that admission is based on a number of characteristics, the numerical score (IQ) seems to be heavily weighted in practice. Screening for admission on the basis of an IQ cut-off may need to be reconsidered. Different scores could constitute eligibility depending on the instrument used.<text:s/></text:p>
      <text:p text:style-name="P61">Why were the LM and SB4 scores different? There are several possible explanations. As indicated earlier, tests designed primarily for use with nonexceptional groups often measure least well at the extremes of the trait. To further investigate this possibility, knowledge of the reliabilities of the LM and SB4 at the extremes of the scale would be required. And, one test may be more accurate than another over a different range of ability. Scores outside of the effective range of the test may be unstable, e.g. the difference between an IQ of 170 and 180 on one test may be so unstable as to be meaningless. Test score differences, then, could be artifacts of differentiated measurement precision.<text:s/></text:p>
      <text:p text:style-name="P62">On the subtest profile of the SB4 for the 51 subjects, differences appeared among the mean subtest area scores. The mean scores of the verbal reasoning and quantitative reasoning areas were noticeably higher than the scores of the memory and visual abstract reasoning areas. Also, the two higher scores represent areas described by the test authors as crystallized abilities. The abstract visual reasoning area is described as a fluid ability. Perhaps this was a sample of children with well developed crystallized abilities.<text:s/></text:p>
      <text:p text:style-name="P63">Precocious linguistic development of this sample must also be considered. The high verbal reasoning score is consistent with other factors from these children's developmental histories as reported by their parents. Child development literature has frequently reported that children begin to use meaningful expressions at about 1 year (Webb, 1989). The mean age when this sample of children began to talk was 9.5 months. Other language functions such as reading and writing had emerged at earlier than normal ages.<text:s/></text:p>
      <text:p text:style-name="P64">Although the younger children's scores on two subtests were significantly lower than those of the older subjects, the differences between the global scores were not significant, and the variability of scores for each group was similar. The advantage of formal educational programs may have led to the higher scores of the older children. Although the mean scores of older and younger children on the LM and SB4 were not significantly different, the relationship of the LM - SB4 differences scores showed low negative correlations with chronological age. This suggests that the older children<text:s/><text:soft-page-break/>in this sample tended to have smaller differences between their LM IQs and SB4 composite scores than the younger children. This is consistent with other findings of greater test variability at the extremes of a distribution.<text:s/></text:p>
      <text:p text:style-name="P65">Finally, the two Binet tests are different in format and construction. Different items and weightings may affect the total score. Intellect, as a construct, is represented differently on the two instruments. On the LM, a substantial verbal component has been identified. The SB4 has 4 area scores which, along with the total score, are said to represent intellect. Children in this sample performed very well on verbal and quantitative tasks but tended to be less successful with abstract/visual reasoning tasks.<text:s/></text:p>
      <text:p text:style-name="P66">Considering the present concern for multiple measures for determining program eligibility and the longstanding concept of honoring individual differences, might we have gifted children with strong verbal talents but a different kind of gifted child with strong visual-spatial abilities? This has curriculum implications for programs for gifted children. Perhaps the SB4 Abstract/ Visual Reasoning subtests can serve as a screening instrument to identify the visual-spatial child while the more verbally oriented gifted child will show a superior performance on the verbal reasoning subtests. Additional study with other samples of young children who manifest precocious development should be considered to clarify which of these explanations of score differences is the most plausible.<text:s/></text:p>
      <text:p text:style-name="P67">The mean standard scores of the Kaufman achievement test are more similar to the SB4 than to the LM IQ. If the Binet scales are to be used as predictors of academic success in gifted programs, the SB4 seems to be a better choice than the LM for identifying gifted children.<text:s/></text:p>
      <text:p text:style-name="P68">The SB4, a new instrument, has much to recommend it as a basis for identifying and describing some of the intellectual characteristics of young gifted children. Redefinitions of program eligibility based on the different scales may be needed, and children with certain different intellectual characteristics may become more common in our gifted classes. These changes are possible, probably desirable, and the outcomes can be very positive for children.<text:s/></text:p>
      <text:p text:style-name="P69">Table 1</text:p>
      <text:p text:style-name="P70">Ranges, Means, and Standard Deviations of</text:p>
      <text:p text:style-name="P71">the Binet LM, Binet 4th ed., and Kaufman</text:p>
      <text:p text:style-name="P72">Total Achievement Standard Scores</text:p>
      <text:p text:style-name="P73"/>
      <text:p text:style-name="P74">Variable <text:s text:c="26"/>Range <text:s text:c="8"/>Mean <text:s text:c="5"/>s.d.</text:p>
      <text:p text:style-name="P75"/>
      <text:p text:style-name="P76">LM IQ <text:s text:c="30"/>110-164 <text:s text:c="6"/>144 <text:s text:c="6"/>14</text:p>
      <text:p text:style-name="P77">SB4 Verbal Reasoning SAS <text:s text:c="11"/>112-164 <text:s text:c="6"/>135 <text:s text:c="6"/>13</text:p>
      <text:p text:style-name="P78">SB4 Abstract/Visual Reasoning SAS <text:s text:c="3"/>92-164 <text:s text:c="6"/>121 <text:s text:c="6"/>15</text:p>
      <text:p text:style-name="P79">SB4 Quantitative Reasoning SAS <text:s text:c="6"/>94-164 <text:s text:c="6"/>132 <text:s text:c="6"/>17</text:p>
      <text:p text:style-name="P80">SB4 Memory SAS <text:s text:c="21"/>110-164 <text:s text:c="6"/>127 <text:s text:c="6"/>19</text:p>
      <text:p text:style-name="P81">SB4 Composite Score <text:s text:c="16"/>110-164 <text:s text:c="6"/>134 <text:s text:c="6"/>15</text:p>
      <text:p text:style-name="P82">K-ABC Achievement Score <text:s text:c="12"/>110-164 <text:s text:c="6"/>131 <text:s text:c="6"/>12</text:p>
      <text:p text:style-name="P83"/>
      <text:p text:style-name="P84">Table 2</text:p>
      <text:p text:style-name="P85">Difference between the Binet LM,</text:p>
      <text:p text:style-name="P86">Binet 4th Edition, and Kaufman</text:p>
      <text:p text:style-name="P87">Total Achievement Scores</text:p>
      <text:p text:style-name="P88"/>
      <text:p text:style-name="P89">Variables <text:s text:c="9"/>N <text:s text:c="4"/>Mean <text:s text:c="5"/>s.d. <text:s text:c="4"/>t <text:s text:c="5"/>df <text:s text:c="4"/>P</text:p>
      <text:p text:style-name="P90"/>
      <text:p text:style-name="P91">Binet LM IQ <text:s text:c="7"/>51 <text:s text:c="3"/>144.09 <text:s text:c="2"/>14.42 <text:s text:c="3"/>5.46 <text:s text:c="3"/>50 <text:s text:c="2"/>p&lt;.000</text:p>
      <text:p text:style-name="P92">Binet 4th ed. <text:s text:c="5"/>51 <text:s text:c="4"/>133.8 <text:s text:c="2"/>14.56</text:p>
      <text:p text:style-name="P93"/>
      <text:soft-page-break/>
      <text:p text:style-name="P94">K-ABC</text:p>
      <text:p text:style-name="P95">Achievement <text:s text:c="7"/>27 <text:s text:c="4"/>131.3 <text:s text:c="3"/>12.4 <text:s text:c="2"/>-3.56 <text:s text:c="3"/>26 <text:s text:c="2"/>p&lt;.001</text:p>
      <text:p text:style-name="P96">Binet LM IQ <text:s text:c="7"/>27 <text:s text:c="4"/>141.4 <text:s text:c="3"/>15.3</text:p>
      <text:p text:style-name="P97"/>
      <text:p text:style-name="P98">K-ABC</text:p>
      <text:p text:style-name="P99">Achievement <text:s text:c="7"/>27 <text:s text:c="4"/>131.3 <text:s text:c="3"/>12.4 <text:s text:c="4"/>.53 <text:s text:c="3"/>26 <text:s text:c="2"/>p&lt;.597</text:p>
      <text:p text:style-name="P100">Binet 4th ed. <text:s text:c="5"/>27 <text:s text:c="4"/>129.6 <text:s text:c="3"/>13.7</text:p>
      <text:p text:style-name="P101"/>
      <text:p text:style-name="P102">Table 3</text:p>
      <text:p text:style-name="P103">Relationships Among Scores</text:p>
      <text:p text:style-name="P104">on the Two Binet Scales</text:p>
      <text:p text:style-name="P105"/>
      <text:p text:style-name="P106"><text:s text:c="35"/>Binet 4th ed. <text:s text:c="4"/>Binet LM IQ</text:p>
      <text:p text:style-name="P107"><text:s text:c="36"/>Uncorrected <text:s text:c="6"/>Corrected</text:p>
      <text:p text:style-name="P108"/>
      <text:p text:style-name="P109">Verbal Reasoning SAS <text:s text:c="17"/>.63(**) <text:s text:c="8"/>.68(**)</text:p>
      <text:p text:style-name="P110">Abstract/Visual Reasoning SAS <text:s text:c="8"/>.25(*) <text:s text:c="9"/>.27(*)</text:p>
      <text:p text:style-name="P111">Quantitative Reasoning SAS <text:s text:c="11"/>.48(**) <text:s text:c="8"/>.52(**)</text:p>
      <text:p text:style-name="P112">Memory SAS <text:s text:c="27"/>.39(**) <text:s text:c="8"/>.43(**)</text:p>
      <text:p text:style-name="P113">Composite Score <text:s text:c="22"/>.57(**) <text:s text:c="8"/>.61(**)</text:p>
      <text:p text:style-name="P114"/>
      <text:p text:style-name="P115">(*) p &lt;.05</text:p>
      <text:p text:style-name="P116"/>
      <text:p text:style-name="P117">(**) p &lt;.01.</text:p>
      <text:p text:style-name="P118"/>
      <text:p text:style-name="P119">Note: The correlations presented are uncorrected and</text:p>
      <text:p text:style-name="P120">corrected for attenuation.</text:p>
      <text:p text:style-name="P121"/>
      <text:p text:style-name="P122">Table 4</text:p>
      <text:p text:style-name="P123">Difference between the younger and</text:p>
      <text:p text:style-name="P124">older children on global cognitive</text:p>
      <text:p text:style-name="P125">and achievement measures</text:p>
      <text:p text:style-name="P126"/>
      <text:p text:style-name="P127">Variables</text:p>
      <text:p text:style-name="P128"/>
      <text:p text:style-name="P129">Binet-LM IQ</text:p>
      <text:p text:style-name="P130"><text:s/>&lt; 60 mo. <text:s text:c="13"/>27 <text:s text:c="4"/>147.8 <text:s text:c="3"/>13.1 <text:s text:c="3"/>1.99 <text:s text:c="2"/>46 <text:s text:c="2"/>.053</text:p>
      <text:p text:style-name="P131"><text:s/>&gt;/= 60 mo. <text:s text:c="11"/>27 <text:s text:c="4"/>140.0 <text:s text:c="3"/>14.8</text:p>
      <text:p text:style-name="P132"/>
      <text:p text:style-name="P133">Binet 4th Ed. Composite Score</text:p>
      <text:p text:style-name="P134"/>
      <text:p text:style-name="P135"><text:s/>&lt; 60 mo. <text:s text:c="13"/>27 <text:s text:c="4"/>134.7 <text:s text:c="3"/>15.0 <text:s text:c="4"/>.43 <text:s text:c="2"/>49 <text:s text:c="2"/>.666</text:p>
      <text:p text:style-name="P136">&gt;/= 60 mo. <text:s text:c="12"/>22 <text:s text:c="4"/>131.9 <text:s text:c="3"/>13.7</text:p>
      <text:p text:style-name="P137"/>
      <text:p text:style-name="P138">K-ABC Achievement Score</text:p>
      <text:p text:style-name="P139"/>
      <text:p text:style-name="P140">&gt; 60 mo. <text:s text:c="14"/>16 <text:s text:c="4"/>134.1 <text:s text:c="3"/>12.4 <text:s text:c="3"/>1.49 <text:s text:c="2"/>22 <text:s text:c="2"/>.149</text:p>
      <text:soft-page-break/>
      <text:p text:style-name="P141">&gt;/= 60 mo. <text:s text:c="12"/>11 <text:s text:c="4"/>127.1 <text:s text:c="3"/>11.7</text:p>
      <text:p text:style-name="P142"><text:a office:title="REFERENCES " xlink:href="http://ehis.ebscohost.com/ehost/detail?sid=b914a761-8b59-455b-ae69-190e86b95364%40sessionmgr12&amp;vid=1&amp;hid=6&amp;bdata=JnNpdGU9ZWhvc3QtbGl2ZQ%3d%3d#toc" office:target-frame-name="_top" xlink:show="replace"><text:span text:style-name="T143">REFERENCES<text:s/></text:span></text:a></text:p>
      <text:p text:style-name="P144">Cochran, M. L., &amp; Pedrini, D. T. (1969). The concurrent validity of the 1965 WRAT with adult retardates. American Journal of Mental Deficiency, 73, 654-656.<text:s/></text:p>
      <text:p text:style-name="P145">Hartwig, S. S., Sapp, G. L., &amp; Clayton, G. A. (1987). Comparison of the Stanford-Binet Intelligence Scale, Form L-M and the Stanford-Binet Intelligence Scale, Fourth Edition. Psychological Reports, 60, 1215-1218.<text:s/></text:p>
      <text:p text:style-name="P146">Hayden, D. C., Furlong, M. J., &amp; Linnemeyer, S. (1988). A comparison of the Kaufman Assessment Battery for children and the Stanford-Binet IV for the assessment of gifted children. Psychology in the Schools, 25, 239-242.<text:s/></text:p>
      <text:p text:style-name="P147">Kaufman, M., &amp; Kaufman, N. (1983). Kaufman Assessment Battery f or Children. Circle Pines, MN: American Guidance Services.<text:s/></text:p>
      <text:p text:style-name="P148">Kitano, M. K., &amp; De Leon, J. (1988). Identification of gifted children. Review, 10, 156-159,<text:s/></text:p>
      <text:p text:style-name="P149">Kroske, W. K., Fretwell, L. N., &amp; Cupp, M. E. (1965). Comparison of the Kahn Intelligence Tests: Experimental Form, the Stanford-Binet and the WAIS for familial retardates. Perceptual and Motor Skills, 21, 428.<text:s/></text:p>
      <text:p text:style-name="P150">Livesay, K. (1986). Comparisons of the Stanford Binet: Fourth Edition to the Stanford Binet: LM and WISC-R with gifted referrals. Paper presented at the Annual Conference of the Florida Association of School Psychologists, Jacksonville.<text:s/></text:p>
      <text:p text:style-name="P151">Lukens, K. J. (1988). Comparison of the Fourth Edition and the L-M Edition of the Stanford-Binet used with mentally retarded persons. Journal of School Psychology, 26, 87-89.<text:s/></text:p>
      <text:p text:style-name="P152">Mercer, J., &amp; Lewis, L. (1977). System of Multicultural Pluralistic Assessment: Parent interview manual. NewYork: Psychological Corporation.<text:s/></text:p>
      <text:p text:style-name="P153">Rothlisberg, B. A. (1987). Comparing the Stanford-Binet, Fourth Edition to the WISC-R: A concurrent validity study. Journal of School Psychology, 25, 193-196.<text:s/></text:p>
      <text:p text:style-name="P154">Spitz, H. H. (1983). Intratest and intertest reliability and stability of the WISC, WISC-R, and WAIS Full Scale IQs in a mentally retarded population. Journal of Special Education, 17, 69-80.<text:s/></text:p>
      <text:p text:style-name="P155">Spitz, H. H. (1986). Disparities in mentally retarded persons' IQs derived from different intelligence tests. American Journal of Mental Deficiency, 90, 588-591.<text:s/></text:p>
      <text:p text:style-name="P156">Terman, L. M. &amp; Merrill, M. A. (1973). Stanford-Binet Intelligence Scale: Manual for the third revision Form L-M. Chicago: The Riverside Publishing Company.<text:s/></text:p>
      <text:p text:style-name="P157">Thorndike, R. L., Hagen, E. P., &amp; Sattler, J. M. (1986). Technical manual Stanford-Binet Intelligence Scale: Fourth Edition. Chicago: The Riverside Publishing Company.<text:s/></text:p>
      <text:p text:style-name="P158">Webb, P. (1989). The emerging child: Development through age 12. New York: Macmillan Publishing Co.<text:s/></text:p>
      <text:p text:style-name="P159">An earlier version of this paper was presented at the American Educational Research Association annual meeting San Francisco, California, March 1989.<text:s/></text:p>
      <text:p text:style-name="P160">~~~~~~~~</text:p>
      <text:p text:style-name="P161">Raymond C. Kluever Kathy E. Green<text:s/></text:p>
      <text:soft-page-break/>
      <text:p text:style-name="P162">Raymund C. Kluever and Kathy E. Green are both associate professors of educational psychology at the School of Education,University of Denver.<text:s/></text:p>
      <text:p text:style-name="P163"><text:span text:style-name="T164"><draw:custom-shape svg:x="0in" svg:y="0in" svg:width="0in" svg:height="0.02083in" draw:z-index="0" draw:id="id0" draw:style-name="a0" draw:name="Horizontal Line 3" text:anchor-type="as-char"><svg:title/><svg:desc/><draw:enhanced-geometry draw:type="non-primitive" svg:viewBox="0 0 21600 21600" draw:enhanced-path="M 0 0 L 21600 0 21600 21600 0 21600 Z N"/></draw:custom-shap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yperlink" style:display-name="Hyperlink" style:family="text" style:parent-style-name="DefaultParagraphFont">
      <style:text-properties style:text-line-through-type="none" fo:color="#005BC6" style:text-underline-type="none"/>
    </style:style>
    <style:style style:name="rsbtn_text2" style:display-name="rsbtn_text2" style:family="text" style:parent-style-name="DefaultParagraphFont"/>
    <style:style style:name="rsbtn_exp" style:display-name="rsbtn_exp" style:family="text" style:parent-style-name="DefaultParagraphFont"/>
    <style:style style:name="rsbtn_btnlabel7" style:display-name="rsbtn_btnlabel7" style:family="text" style:parent-style-name="DefaultParagraphFont"/>
    <style:style style:name="rsbtn_player" style:display-name="rsbtn_player" style:family="text" style:parent-style-name="DefaultParagraphFont"/>
    <style:style style:name="body-paragraph1" style:display-name="body-paragraph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medium-bold2" style:display-name="medium-bold2" style:family="text" style:parent-style-name="DefaultParagraphFont"/>
    <style:style style:name="medium-normal" style:display-name="medium-normal"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A Guggenheim, PsyD</meta:initial-creator>
    <dc:creator>Brian Hogan</dc:creator>
    <meta:creation-date>2020-08-13T17:55:00Z</meta:creation-date>
    <dc:date>2020-08-13T17:55:00Z</dc:date>
    <meta:template xlink:href="Normal.dotm" xlink:type="simple"/>
    <meta:editing-cycles>2</meta:editing-cycles>
    <meta:editing-duration>PT120S</meta:editing-duration>
    <meta:document-statistic meta:page-count="8" meta:paragraph-count="57" meta:word-count="4295" meta:character-count="28720" meta:row-count="204" meta:non-whitespace-character-count="24482"/>
  </office:meta>
</office:document-meta>
</file>